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9000002EF31D9195E5064A9B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roid Arabic Kufi" svg:font-family="'Droid Arabic Kufi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JP Black" svg:font-family="'Noto Sans CJK JP Black'" style:font-adornments="太字" style:font-family-generic="swiss" style:font-pitch="variable"/>
    <style:font-face style:name="Noto Sans CJK SC" svg:font-family="'Noto Sans CJK SC'" style:font-family-generic="system" style:font-pitch="variable"/>
    <style:font-face style:name="Noto Sans ExtraBold" svg:font-family="'Noto Sans ExtraBold'" style:font-family-generic="swiss" style:font-pitch="variable"/>
    <style:font-face style:name="Noto Serif" svg:font-family="'Noto Serif'" style:font-family-generic="roman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e7f00" draw:fill-color="#000000" draw:textarea-horizontal-align="justify" draw:textarea-vertical-align="middle" draw:auto-grow-height="false" fo:min-height="2.438cm" fo:min-width="2.258cm"/>
    </style:style>
    <style:style style:name="gr2" style:family="graphic" style:parent-style-name="standard">
      <style:graphic-properties svg:stroke-color="#fe7f00" draw:fill-color="#000000" draw:textarea-horizontal-align="justify" draw:textarea-vertical-align="middle" draw:auto-grow-height="false" fo:min-height="1.384cm" fo:min-width="1.15cm"/>
    </style:style>
    <style:style style:name="gr3" style:family="graphic" style:parent-style-name="standard">
      <style:graphic-properties svg:stroke-color="#fe7f00" draw:fill-color="#000000" draw:textarea-horizontal-align="justify" draw:textarea-vertical-align="middle" draw:auto-grow-height="false" fo:min-height="0.05cm" fo:min-width="6.2cm"/>
    </style:style>
    <style:style style:name="gr4" style:family="graphic" style:parent-style-name="standard">
      <style:graphic-properties svg:stroke-color="#fe7f00" draw:fill-color="#000000" draw:textarea-horizontal-align="justify" draw:textarea-vertical-align="middle" draw:auto-grow-height="false" fo:min-height="3.35cm" fo:min-width="0.5cm"/>
    </style:style>
    <style:style style:name="gr5" style:family="graphic" style:parent-style-name="standard">
      <style:graphic-properties svg:stroke-color="#fe7f00" draw:fill-color="#000000" draw:textarea-horizontal-align="justify" draw:textarea-vertical-align="middle" draw:auto-grow-height="false" fo:min-height="4.45cm" fo:min-width="1.8cm"/>
    </style:style>
    <style:style style:name="gr6" style:family="graphic" style:parent-style-name="standard">
      <style:graphic-properties svg:stroke-color="#fe7f00" draw:fill-color="#000000" draw:textarea-horizontal-align="justify" draw:textarea-vertical-align="middle" draw:auto-grow-height="false" fo:min-height="0.95cm" fo:min-width="8cm"/>
    </style:style>
    <style:style style:name="gr7" style:family="graphic" style:parent-style-name="standard">
      <style:graphic-properties svg:stroke-color="#fe7f00" draw:fill-color="#000000" draw:textarea-horizontal-align="justify" draw:textarea-vertical-align="middle" draw:auto-grow-height="false" fo:min-height="1.73cm" fo:min-width="0.562cm"/>
    </style:style>
    <style:style style:name="gr8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.654cm" fo:min-width="5.903cm"/>
    </style:style>
    <style:style style:name="gr9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1.774cm" fo:min-width="1.578cm"/>
    </style:style>
    <style:style style:name="gr10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.981cm" fo:min-width="0.744cm"/>
    </style:style>
    <style:style style:name="gr11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cm" fo:min-width="4.547cm"/>
    </style:style>
    <style:style style:name="gr12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2.461cm" fo:min-width="0.253cm"/>
    </style:style>
    <style:style style:name="gr13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3.29cm" fo:min-width="1.233cm"/>
    </style:style>
    <style:style style:name="gr14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2.462cm" fo:min-width="0.253cm"/>
    </style:style>
    <style:style style:name="gr15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1.243cm" fo:min-width="0.299cm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fe7f00" draw:marker-start="" draw:fill-color="#000000" draw:textarea-horizontal-align="justify" draw:textarea-vertical-align="middle" draw:auto-grow-height="false" fo:min-height="1.774cm" fo:min-width="1.578cm"/>
    </style:style>
    <style:style style:name="gr18" style:family="graphic" style:parent-style-name="standard">
      <style:graphic-properties draw:stroke="none" svg:stroke-color="#fe7f00" draw:marker-start="" draw:fill-color="#000000" draw:textarea-horizontal-align="justify" draw:textarea-vertical-align="middle" draw:auto-grow-height="false" fo:min-height="0.981cm" fo:min-width="0.744cm"/>
    </style:style>
    <style:style style:name="gr19" style:family="graphic" style:parent-style-name="standard">
      <style:graphic-properties draw:stroke="none" svg:stroke-color="#fe7f00" draw:marker-start="" draw:fill-color="#000000" draw:textarea-horizontal-align="justify" draw:textarea-vertical-align="middle" draw:auto-grow-height="false" fo:min-height="0cm" fo:min-width="4.547cm"/>
    </style:style>
    <style:style style:name="gr20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.899cm" fo:min-width="0cm"/>
    </style:style>
    <style:style style:name="gr21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.766cm" fo:min-width="0.299cm"/>
    </style:style>
    <style:style style:name="gr22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.731cm" fo:min-width="0.299cm"/>
    </style:style>
    <style:style style:name="gr23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2.072cm" fo:min-width="2.034cm" fo:padding-top="0.165cm" fo:padding-bottom="0.165cm" fo:padding-left="0.29cm" fo:padding-right="0.29cm" fo:wrap-option="no-wrap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07cm" fo:min-width="1.924cm"/>
      <style:paragraph-properties style:writing-mode="lr-tb"/>
    </style:style>
    <style:style style:name="gr25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2.464cm" fo:min-width="0.253cm"/>
    </style:style>
    <style:style style:name="gr26" style:family="graphic" style:parent-style-name="standard">
      <style:graphic-properties draw:stroke="solid" svg:stroke-color="#fe7f00" draw:marker-start="" draw:fill-color="#000000" draw:textarea-horizontal-align="justify" draw:textarea-vertical-align="middle" draw:auto-grow-height="false" fo:min-height="0.59cm" fo:min-width="0.299cm"/>
    </style:style>
    <style:style style:name="gr27" style:family="graphic" style:parent-style-name="standard">
      <style:graphic-properties svg:stroke-color="#ff7900" draw:fill-color="#000000" draw:textarea-horizontal-align="justify" draw:textarea-vertical-align="middle" draw:auto-grow-height="false" fo:min-height="1.05cm" fo:min-width="0.5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5cm" fo:min-width="6.373cm"/>
      <style:paragraph-properties style:writing-mode="lr-tb"/>
    </style:style>
    <style:style style:name="gr29" style:family="graphic" style:parent-style-name="standard">
      <style:graphic-properties draw:stroke="none" draw:fill="none" fo:min-height="16.063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style:font-name="Likhan" fo:font-size="80pt" style:font-size-asian="80pt" style:font-size-complex="80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DejaVu Sans Mono" fo:font-size="60pt" style:font-size-asian="60pt" style:font-size-complex="60pt"/>
    </style:style>
    <style:style style:name="P7" style:family="paragraph">
      <loext:graphic-properties draw:fill="none"/>
      <style:paragraph-properties style:writing-mode="lr-tb"/>
      <style:text-properties style:font-name="Droid Arabic Kufi" fo:font-size="120pt" fo:font-weight="bold" style:font-size-asian="120pt" style:font-weight-asian="bold" style:font-name-complex="Droid Arabic Kufi" style:font-size-complex="120pt" style:font-weight-complex="bold"/>
    </style:style>
    <style:style style:name="T1" style:family="text">
      <style:text-properties style:font-name="Likhan" fo:font-size="80pt" style:font-size-asian="80pt" style:font-size-complex="80pt"/>
    </style:style>
    <style:style style:name="T2" style:family="text">
      <style:text-properties style:font-name="DejaVu Sans Mono" fo:font-size="60pt" style:font-size-asian="60pt" style:font-size-complex="60pt"/>
    </style:style>
    <style:style style:name="T3" style:family="text">
      <style:text-properties fo:color="#c9211e" loext:opacity="100%" style:font-name="Droid Arabic Kufi" fo:font-size="120pt" fo:font-weight="bold" fo:background-color="#ffff00" style:font-size-asian="120pt" style:font-weight-asian="bold" style:font-name-complex="Droid Arabic Kufi" style:font-size-complex="120pt" style:font-weight-complex="bold"/>
    </style:style>
    <style:style style:name="T4" style:family="text">
      <style:text-properties fo:color="#3465a4" loext:opacity="100%" style:font-name="Droid Arabic Kufi" fo:font-size="120pt" fo:font-weight="bold" style:font-size-asian="120pt" style:font-weight-asian="bold" style:font-name-complex="Droid Arabic Kufi" style:font-size-complex="120pt" style:font-weight-complex="bold"/>
    </style:style>
    <style:style style:name="T5" style:family="text">
      <style:text-properties fo:color="#cccccc" loext:opacity="100%" style:font-name="Droid Arabic Kufi" fo:font-size="120pt" fo:font-weight="bold" fo:background-color="#77bc65" style:font-size-asian="120pt" style:font-weight-asian="bold" style:font-name-complex="Droid Arabic Kufi" style:font-size-complex="120pt" style:font-weight-complex="bold"/>
    </style:style>
    <style:style style:name="T6" style:family="text">
      <style:text-properties style:font-name="Droid Arabic Kufi" fo:font-size="120pt" fo:font-weight="bold" fo:background-color="#ff0000" style:font-size-asian="120pt" style:font-weight-asian="bold" style:font-name-complex="Droid Arabic Kufi" style:font-size-complex="120pt" style:font-weight-complex="bold"/>
    </style:style>
    <style:style style:name="T7" style:family="text">
      <style:text-properties fo:color="#ffd7d7" loext:opacity="100%" style:font-name="Droid Arabic Kufi" fo:font-size="120pt" fo:font-weight="bold" fo:background-color="#b85c00" style:font-size-asian="120pt" style:font-weight-asian="bold" style:font-name-complex="Droid Arabic Kufi" style:font-size-complex="120pt" style:font-weight-complex="bold"/>
    </style:style>
    <style:style style:name="T8" style:family="text">
      <style:text-properties fo:color="#ff5429" loext:opacity="100%" style:font-name="Droid Arabic Kufi" fo:font-size="120pt" fo:font-weight="bold" style:font-size-asian="120pt" style:font-weight-asian="bold" style:font-name-complex="Droid Arabic Kufi" style:font-size-complex="120pt" style:font-weight-complex="bold"/>
    </style:style>
    <style:style style:name="T9" style:family="text">
      <style:text-properties fo:color="#000000" loext:opacity="100%" style:font-name="Droid Arabic Kufi" fo:font-size="120pt" fo:font-weight="bold" fo:background-color="#cccccc" style:font-size-asian="120pt" style:font-weight-asian="bold" style:font-name-complex="Droid Arabic Kufi" style:font-size-complex="1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9cm" svg:height="3.8cm" svg:x="4.5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3cm" svg:height="4.9cm" draw:transform="rotate (0.637394242828329) translate (0.9cm 6.36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7cm" svg:height="0.3cm" svg:x="8.5cm" svg:y="11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3.6cm" draw:transform="rotate (1.58964588271644) translate (9.901cm 15.56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3.6cm" draw:transform="rotate (1.33988926675605) translate (6.267cm 14.77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cm" svg:height="4.7cm" svg:x="5.3cm" svg:y="13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3.6cm" draw:transform="rotate (-0.82484260449252) translate (6.244cm 13.32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3.6cm" draw:transform="rotate (0.451691210416132) translate (3.6cm 16.23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5cm" svg:height="1.2cm" svg:x="6.2cm" svg:y="18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5cm" svg:height="2.8cm" svg:x="14.8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Standard">
        <draw:custom-shape draw:style-name="gr8" draw:text-style-name="P1" draw:layer="layout" svg:width="6.403cm" svg:height="0.904cm" draw:transform="rotate (0.11990411961201) translate (7cm 12.466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938cm" svg:height="2.862cm" svg:x="12.412cm" svg:y="8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486cm" svg:height="3.692cm" draw:transform="skewX (-0.000349065850398874) rotate (0.318871654339364) translate (10.981cm 5.07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5.047cm" svg:height="0.226cm" draw:transform="rotate (-0.168249739892254) translate (15.438cm 10.132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53cm" svg:height="2.711cm" draw:transform="skewX (0.000698131700797688) rotate (-0.194953277447767) translate (13.927cm 16.995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733cm" svg:height="3.54cm" draw:transform="rotate (-0.228289066160859) translate (12.501cm 11.06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14) rotate (0.451691210416132) translate (12.839cm 14.828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129cm" svg:height="2.109cm" draw:transform="rotate (1.51634205413267) translate (13.033cm 20.6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753cm" svg:height="2.711cm" draw:transform="skewX (0.000698131700797688) rotate (-0.194953277447767) translate (11.761cm 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11.7cm 14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1.129cm" svg:height="2.109cm" draw:transform="rotate (1.33395514729927) translate (10.685cm 20.3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8.105cm" svg:height="5.391cm" draw:transform="rotate (-0.171914931321442) translate (5.214cm 7.802cm)">
          <draw:image xlink:href="Pictures/1000000100000469000002EF31D9195E5064A9B6.png" xlink:type="simple" xlink:show="embed" xlink:actuate="onLoad" draw:mime-type="image/png">
            <text:p/>
          </draw:image>
        </draw:frame>
        <draw:custom-shape draw:style-name="gr14" draw:text-style-name="P1" draw:layer="layout" svg:width="0.753cm" svg:height="2.712cm" draw:transform="rotate (-0.605280184591634) translate (13.143cm 11.6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53cm" svg:height="2.711cm" draw:transform="rotate (1.58964588271644) translate (9.289cm 14.4cm)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8" draw:text-style-name="P1" draw:layer="layout" svg:width="6.403cm" svg:height="0.904cm" draw:transform="rotate (0.11990411961201) translate (7cm 12.466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938cm" svg:height="2.862cm" svg:x="12.412cm" svg:y="8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2.486cm" svg:height="3.692cm" draw:transform="skewX (-0.000349065850398824) rotate (-0.473856891916461) translate (15.288cm 4.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53cm" svg:height="2.711cm" draw:transform="skewX (-0.00104719755119664) rotate (-0.194953277447767) translate (11.051cm 16.895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3" draw:text-style-name="P1" draw:layer="layout" svg:width="1.733cm" svg:height="3.54cm" draw:transform="rotate (-0.228289066160859) translate (12.501cm 11.06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53cm" svg:height="2.714cm" draw:transform="skewX (0.0019198621771938) rotate (0.451691210416132) translate (10.493cm 14.728cm)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5" draw:text-style-name="P1" draw:layer="layout" svg:width="1.129cm" svg:height="2.109cm" draw:transform="rotate (1.51634205413267) translate (9.991cm 20.585cm)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753cm" svg:height="2.711cm" draw:transform="skewX (-0.00104719755119664) rotate (-0.194953277447767) translate (13.217cm 16.9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0.000349065850398866) rotate (0.000349065850398866) translate (12.74cm 14.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" draw:text-style-name="P1" draw:layer="layout" svg:width="1.129cm" svg:height="2.109cm" draw:transform="rotate (1.33395514729927) translate (12.191cm 20.297cm)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8.105cm" svg:height="5.391cm" draw:transform="rotate (-0.171914931321442) translate (5.214cm 7.802cm)">
          <draw:image xlink:href="Pictures/1000000100000469000002EF31D9195E5064A9B6.png" xlink:type="simple" xlink:show="embed" xlink:actuate="onLoad" draw:mime-type="image/png">
            <text:p/>
          </draw:image>
        </draw:frame>
        <draw:custom-shape draw:style-name="gr14" draw:text-style-name="P1" draw:layer="layout" svg:width="0.753cm" svg:height="2.712cm" draw:transform="rotate (-0.605280184591634) translate (13.143cm 11.6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53cm" svg:height="2.711cm" draw:transform="rotate (1.58964588271644) translate (9.289cm 14.4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5.047cm" svg:height="0.226cm" draw:transform="rotate (-0.0956440430092898) translate (7.322cm 9.093cm)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9" draw:text-style-name="P1" draw:layer="layout" svg:width="2.938cm" svg:height="2.862cm" svg:x="7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486cm" svg:height="3.692cm" draw:transform="skewX (-0.000349065850398874) rotate (0.318871654339364) translate (5.8cm 4.99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53cm" svg:height="2.711cm" draw:transform="skewX (-0.00104719755119664) rotate (-0.194953277447767) translate (6.79cm 13.69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" draw:layer="layout" svg:width="1.733cm" svg:height="3.54cm" draw:transform="rotate (-0.00226892802759273) translate (7.882cm 11.248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53cm" svg:height="2.714cm" draw:transform="skewX (0.0019198621771938) rotate (0.451691210416132) translate (6.232cm 11.52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" draw:layer="layout" svg:width="0.257cm" svg:height="1.149cm" draw:transform="skewX (0.000872664625997168) rotate (-0.121300383013607) translate (12.14cm 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8.944cm 14.6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8.944cm 17.3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129cm" svg:height="1.436cm" draw:transform="rotate (1.6004669240788) translate (8.633cm 20.9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753cm" svg:height="2.712cm" draw:transform="skewX (-0.000698131700797732) rotate (0.000349065850398866) translate (7.745cm 14.6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7.745cm 17.3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129cm" svg:height="1.436cm" draw:transform="rotate (1.6004669240788) translate (7.434cm 20.9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753cm" svg:height="2.712cm" draw:transform="skewX (0.00104719755119659) rotate (-0.621511746635181) translate (11.07cm 11.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0.753cm" svg:height="2.711cm" draw:transform="skewX (-0.000349065850398845) rotate (-2.8003807848249) translate (12.616cm 13.64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5.047cm" svg:height="0.226cm" draw:transform="rotate (-0.629714794119554) translate (10.021cm 10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129cm" svg:height="1.385cm" draw:transform="rotate (0.0279252680319093) translate (11.82cm 10.1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3.6cm" svg:height="3.3cm" svg:x="11.5cm" svg:y="4.7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3910.91363510136 29497.97031202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4" draw:text-style-name="P5" draw:layer="layout" svg:width="2.424cm" svg:height="4.095cm" svg:x="12cm" svg:y="4cm">
          <draw:text-box>
            <text:p text:style-name="P4"><text:span text:style-name="T1">?</text:span></text:p>
          </draw:text-box>
        </draw:frame>
      </draw:page>
      <draw:page draw:name="page5" draw:style-name="dp1" draw:master-page-name="Standard">
        <draw:custom-shape draw:style-name="gr9" draw:text-style-name="P1" draw:layer="layout" svg:width="2.938cm" svg:height="2.862cm" svg:x="2.7cm" svg:y="9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486cm" svg:height="3.692cm" draw:transform="skewX (-0.000349065850398925) rotate (0.456752665246916) translate (0.7cm 7.18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53cm" svg:height="2.711cm" draw:transform="skewX (-0.00104719755119664) rotate (-0.194953277447767) translate (2.29cm 15.3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" draw:layer="layout" svg:width="1.733cm" svg:height="3.54cm" draw:transform="rotate (-0.00226892802759273) translate (3.382cm 12.933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753cm" svg:height="2.714cm" draw:transform="skewX (0.0019198621771938) rotate (0.451691210416132) translate (1.732cm 13.21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4.444cm 16.3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4.444cm 19.0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129cm" svg:height="1.436cm" draw:transform="rotate (1.6004669240788) translate (4.133cm 22.6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753cm" svg:height="2.712cm" draw:transform="skewX (-0.000698131700797732) rotate (0.000349065850398866) translate (3.245cm 16.3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3.245cm 19.0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129cm" svg:height="1.436cm" draw:transform="rotate (1.6004669240788) translate (2.934cm 22.6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753cm" svg:height="2.712cm" draw:transform="skewX (0.00104719755119659) rotate (-0.621511746635181) translate (6.57cm 12.88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0.753cm" svg:height="2.711cm" draw:transform="skewX (-0.000349065850398845) rotate (-2.8003807848249) translate (8.116cm 15.33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5.047cm" svg:height="0.226cm" draw:transform="rotate (0.20926497731412) translate (5.716cm 10.6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1.129cm" svg:height="1.188cm" draw:transform="rotate (0.0279252680319093) translate (7.3cm 12.2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2.1cm" svg:height="3.9cm" draw:transform="rotate (1.65317586748903) translate (6.273cm 12.885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6" draw:style-name="dp1" draw:master-page-name="Standard">
        <draw:custom-shape draw:style-name="gr9" draw:text-style-name="P1" draw:layer="layout" svg:width="2.938cm" svg:height="2.862cm" svg:x="15.79cm" svg:y="9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2.486cm" svg:height="3.692cm" draw:transform="skewX (-0.000349065850398875) rotate (-0.266511776779535) translate (17.471cm 5.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753cm" svg:height="2.712cm" draw:transform="skewX (-0.000698131700797771) rotate (-1.00635684669993) translate (8.291cm 12.71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" draw:layer="layout" svg:width="1.733cm" svg:height="3.54cm" draw:transform="rotate (-0.00226892802759273) translate (9.982cm 11.848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753cm" svg:height="2.714cm" draw:transform="skewX (0.0019198621771938) rotate (0.451691210416132) translate (8.332cm 12.12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11.044cm 15.2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11.044cm 17.9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129cm" svg:height="1.436cm" draw:transform="rotate (1.6004669240788) translate (10.733cm 21.5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753cm" svg:height="2.712cm" draw:transform="skewX (-0.000698131700797732) rotate (0.000349065850398866) translate (9.845cm 15.2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753cm" svg:height="2.712cm" draw:transform="skewX (-0.000698131700797732) rotate (0.000349065850398866) translate (9.845cm 17.9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129cm" svg:height="1.436cm" draw:transform="rotate (1.6004669240788) translate (9.534cm 21.5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753cm" svg:height="2.713cm" draw:transform="skewX (0.000698131700797656) rotate (-0.911934534167038) translate (13.934cm 11.94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0.753cm" svg:height="2.711cm" draw:transform="rotate (-1.98374122781676) translate (16.798cm 13.51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" draw:layer="layout" svg:width="5.047cm" svg:height="0.226cm" draw:transform="rotate (-0.154287105876298) translate (10.635cm 9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129cm" svg:height="1.385cm" draw:transform="rotate (-1.36973439696515) translate (17.957cm 11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6" draw:layer="layout" svg:width="6.873cm" svg:height="3.1cm" svg:x="2.027cm" svg:y="9.8cm">
          <draw:text-box>
            <text:p text:style-name="P4"><text:span text:style-name="T2">0.2.x</text:span></text:p>
          </draw:text-box>
        </draw:frame>
        <draw:custom-shape draw:style-name="gr22" draw:text-style-name="P1" draw:layer="layout" svg:width="1.129cm" svg:height="1.385cm" draw:transform="rotate (-1.36973439696515) translate (5.957cm 12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Standard">
        <draw:frame draw:style-name="gr29" draw:text-style-name="P7" draw:layer="layout" svg:width="17cm" svg:height="16.313cm" svg:x="0.8cm" svg:y="12.9cm">
          <draw:text-box>
            <text:p><text:span text:style-name="T3">ک</text:span><text:span text:style-name="T4">ا</text:span><text:span text:style-name="T5">ت</text:span><text:span text:style-name="T6">ی</text:span><text:span text:style-name="T7">و</text:span><text:span text:style-name="T8">ش</text:span><text:span text:style-name="T9">ا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roid Arabic Kufi" svg:font-family="'Droid Arabic Kufi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JP Black" svg:font-family="'Noto Sans CJK JP Black'" style:font-adornments="太字" style:font-family-generic="swiss" style:font-pitch="variable"/>
    <style:font-face style:name="Noto Sans CJK SC" svg:font-family="'Noto Sans CJK SC'" style:font-family-generic="system" style:font-pitch="variable"/>
    <style:font-face style:name="Noto Sans ExtraBold" svg:font-family="'Noto Sans ExtraBold'" style:font-family-generic="swiss" style:font-pitch="variable"/>
    <style:font-face style:name="Noto Serif" svg:font-family="'Noto Serif'" style:font-family-generic="roman" style:font-pitch="variable"/>
    <style:font-face style:name="Tahoma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5-04T13:02:21.952801733</meta:creation-date>
    <dc:date>2022-12-31T04:11:18.099466255</dc:date>
    <meta:editing-duration>PT40M33S</meta:editing-duration>
    <meta:editing-cycles>20</meta:editing-cycles>
    <meta:generator>LibreOffice/7.3.7.2$Linux_X86_64 LibreOffice_project/30$Build-2</meta:generator>
    <meta:document-statistic meta:object-count="90"/>
  </office:meta>
</office:document-meta>
</file>